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80830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 kWh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0.49" calcext:value-type="float">
            <text:p>0.49</text:p>
          </table:table-cell>
          <table:table-cell office:value-type="float" office:value="-2.85" calcext:value-type="float">
            <text:p>-2.85</text:p>
          </table:table-cell>
          <table:table-cell office:value-type="float" office:value="-8.82" calcext:value-type="float">
            <text:p>-8.82</text:p>
          </table:table-cell>
          <table:table-cell office:value-type="float" office:value="-19.19" calcext:value-type="float">
            <text:p>-19.19</text:p>
          </table:table-cell>
          <table:table-cell office:value-type="string" calcext:value-type="string">
            <text:p>T-0</text:p>
          </table:table-cell>
          <table:table-cell office:value-type="float" office:value="49.66" calcext:value-type="float">
            <text:p>49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85 kWh</text:p>
          </table:table-cell>
          <table:table-cell office:value-type="float" office:value="408.38" calcext:value-type="float">
            <text:p>408.38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2.31" calcext:value-type="float">
            <text:p>2.31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15.71" calcext:value-type="float">
            <text:p>-215.71</text:p>
          </table:table-cell>
          <table:table-cell office:value-type="string" calcext:value-type="string">
            <text:p>T-0</text:p>
          </table:table-cell>
          <table:table-cell office:value-type="float" office:value="232.96" calcext:value-type="float">
            <text:p>232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66 kWh</text:p>
          </table:table-cell>
          <table:table-cell office:value-type="float" office:value="994.08" calcext:value-type="float">
            <text:p>994.0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1.6" calcext:value-type="float">
            <text:p>11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9 kWh</text:p>
          </table:table-cell>
          <table:table-cell office:value-type="float" office:value="866.71" calcext:value-type="float">
            <text:p>866.71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24-11-2017</text:p>
          </table:table-cell>
          <table:table-cell office:value-type="float" office:value="4.92" calcext:value-type="float">
            <text:p>4.9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57.78" calcext:value-type="float">
            <text:p>-457.78</text:p>
          </table:table-cell>
          <table:table-cell office:value-type="string" calcext:value-type="string">
            <text:p>T-0</text:p>
          </table:table-cell>
          <table:table-cell office:value-type="float" office:value="497.31" calcext:value-type="float">
            <text:p>497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9 kWh</text:p>
          </table:table-cell>
          <table:table-cell office:value-type="float" office:value="863.17" calcext:value-type="float">
            <text:p>863.17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24-11-2017</text:p>
          </table:table-cell>
          <table:table-cell office:value-type="float" office:value="4.9" calcext:value-type="float">
            <text:p>4.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55.92" calcext:value-type="float">
            <text:p>-455.92</text:p>
          </table:table-cell>
          <table:table-cell office:value-type="string" calcext:value-type="string">
            <text:p>T-0</text:p>
          </table:table-cell>
          <table:table-cell office:value-type="float" office:value="495.28" calcext:value-type="float">
            <text:p>495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87 kWh</text:p>
          </table:table-cell>
          <table:table-cell office:value-type="float" office:value="1141.27" calcext:value-type="float">
            <text:p>1141.27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3.07" calcext:value-type="float">
            <text:p>13.0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19.97" calcext:value-type="float">
            <text:p>131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1 kWh</text:p>
          </table:table-cell>
          <table:table-cell office:value-type="float" office:value="573.6" calcext:value-type="float">
            <text:p>573.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.54" calcext:value-type="float">
            <text:p>3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02.96" calcext:value-type="float">
            <text:p>-302.96</text:p>
          </table:table-cell>
          <table:table-cell office:value-type="string" calcext:value-type="string">
            <text:p>T-0</text:p>
          </table:table-cell>
          <table:table-cell office:value-type="float" office:value="357.31" calcext:value-type="float">
            <text:p>357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55 kWh</text:p>
          </table:table-cell>
          <table:table-cell office:value-type="float" office:value="903.02" calcext:value-type="float">
            <text:p>903.02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0.67" calcext:value-type="float">
            <text:p>10.6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77.98" calcext:value-type="float">
            <text:p>1077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2 kWh</text:p>
          </table:table-cell>
          <table:table-cell office:value-type="float" office:value="803.33" calcext:value-type="float">
            <text:p>803.33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61" calcext:value-type="float">
            <text:p>4.6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24.3" calcext:value-type="float">
            <text:p>-424.3</text:p>
          </table:table-cell>
          <table:table-cell office:value-type="string" calcext:value-type="string">
            <text:p>T-0</text:p>
          </table:table-cell>
          <table:table-cell office:value-type="float" office:value="466.09" calcext:value-type="float">
            <text:p>466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2 kWh</text:p>
          </table:table-cell>
          <table:table-cell office:value-type="float" office:value="799.99" calcext:value-type="float">
            <text:p>799.9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22-07-2017</text:p>
          </table:table-cell>
          <table:table-cell office:value-type="float" office:value="4.6" calcext:value-type="float">
            <text:p>4.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22.52" calcext:value-type="float">
            <text:p>-422.52</text:p>
          </table:table-cell>
          <table:table-cell office:value-type="string" calcext:value-type="string">
            <text:p>T-0</text:p>
          </table:table-cell>
          <table:table-cell office:value-type="float" office:value="464.18" calcext:value-type="float">
            <text:p>464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7 kWh</text:p>
          </table:table-cell>
          <table:table-cell office:value-type="float" office:value="825.88" calcext:value-type="float">
            <text:p>825.88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22-07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5.81" calcext:value-type="float">
            <text:p>-435.81</text:p>
          </table:table-cell>
          <table:table-cell office:value-type="string" calcext:value-type="string">
            <text:p>T-0</text:p>
          </table:table-cell>
          <table:table-cell office:value-type="float" office:value="476.56" calcext:value-type="float">
            <text:p>476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71 kWh</text:p>
          </table:table-cell>
          <table:table-cell office:value-type="float" office:value="1009.29" calcext:value-type="float">
            <text:p>1009.2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1.72" calcext:value-type="float">
            <text:p>11.7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83.96" calcext:value-type="float">
            <text:p>1183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8 kWh</text:p>
          </table:table-cell>
          <table:table-cell office:value-type="float" office:value="610.4" calcext:value-type="float">
            <text:p>610.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3.7" calcext:value-type="float">
            <text:p>3.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22.11" calcext:value-type="float">
            <text:p>-322.11</text:p>
          </table:table-cell>
          <table:table-cell office:value-type="string" calcext:value-type="string">
            <text:p>T-0</text:p>
          </table:table-cell>
          <table:table-cell office:value-type="float" office:value="373.76" calcext:value-type="float">
            <text:p>373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50 kWh</text:p>
          </table:table-cell>
          <table:table-cell office:value-type="float" office:value="834.84" calcext:value-type="float">
            <text:p>834.84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20-05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40.11" calcext:value-type="float">
            <text:p>-440.11</text:p>
          </table:table-cell>
          <table:table-cell office:value-type="string" calcext:value-type="string">
            <text:p>T-0</text:p>
          </table:table-cell>
          <table:table-cell office:value-type="float" office:value="480.94" calcext:value-type="float">
            <text:p>480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14 kWh</text:p>
          </table:table-cell>
          <table:table-cell office:value-type="float" office:value="569.44" calcext:value-type="float">
            <text:p>569.44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20-05-2017</text:p>
          </table:table-cell>
          <table:table-cell office:value-type="float" office:value="3.5" calcext:value-type="float">
            <text:p>3.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00.2" calcext:value-type="float">
            <text:p>-300.2</text:p>
          </table:table-cell>
          <table:table-cell office:value-type="string" calcext:value-type="string">
            <text:p>T-0</text:p>
          </table:table-cell>
          <table:table-cell office:value-type="float" office:value="353.85" calcext:value-type="float">
            <text:p>353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6 kWh</text:p>
          </table:table-cell>
          <table:table-cell office:value-type="float" office:value="876.18" calcext:value-type="float">
            <text:p>876.1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0.39" calcext:value-type="float">
            <text:p>10.3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49.04" calcext:value-type="float">
            <text:p>1049.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08 kWh</text:p>
          </table:table-cell>
          <table:table-cell office:value-type="float" office:value="525.8" calcext:value-type="float">
            <text:p>525.8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3.3" calcext:value-type="float">
            <text:p>3.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277.2" calcext:value-type="float">
            <text:p>-277.2</text:p>
          </table:table-cell>
          <table:table-cell office:value-type="string" calcext:value-type="string">
            <text:p>T-0</text:p>
          </table:table-cell>
          <table:table-cell office:value-type="float" office:value="333.01" calcext:value-type="float">
            <text:p>333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4 kWh</text:p>
          </table:table-cell>
          <table:table-cell office:value-type="float" office:value="567.12" calcext:value-type="float">
            <text:p>567.12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3.49" calcext:value-type="float">
            <text:p>3.4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98.97" calcext:value-type="float">
            <text:p>-298.97</text:p>
          </table:table-cell>
          <table:table-cell office:value-type="string" calcext:value-type="string">
            <text:p>T-0</text:p>
          </table:table-cell>
          <table:table-cell office:value-type="float" office:value="352.42" calcext:value-type="float">
            <text:p>352.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88" calcext:value-type="float">
            <text:p>19.88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4 kWh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5-01-2017</text:p>
          </table:table-cell>
          <table:table-cell office:value-type="string" calcext:value-type="string">
            <text:p>12-02-2017</text:p>
          </table:table-cell>
          <table:table-cell office:value-type="float" office:value="2.4" calcext:value-type="float">
            <text:p>2.4</text:p>
          </table:table-cell>
          <table:table-cell office:value-type="float" office:value="-3.82" calcext:value-type="float">
            <text:p>-3.82</text:p>
          </table:table-cell>
          <table:table-cell office:value-type="float" office:value="-9.26" calcext:value-type="float">
            <text:p>-9.26</text:p>
          </table:table-cell>
          <table:table-cell office:value-type="float" office:value="-227.2" calcext:value-type="float">
            <text:p>-227.2</text:p>
          </table:table-cell>
          <table:table-cell office:value-type="string" calcext:value-type="string">
            <text:p>T-0</text:p>
          </table:table-cell>
          <table:table-cell office:value-type="float" office:value="242.5" calcext:value-type="float">
            <text:p>24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21:22.165000000</meta:creation-date>
    <dc:date>2018-03-26T19:40:46.102000000</dc:date>
    <meta:editing-duration>PT8M33S</meta:editing-duration>
    <meta:editing-cycles>1</meta:editing-cycles>
    <meta:document-statistic meta:table-count="1" meta:cell-count="244" meta:object-count="0"/>
    <meta:generator>LibreOffice/5.3.4.2$Windows_x86 LibreOffice_project/f82d347ccc0be322489bf7da61d7e4ad13fe2ff3</meta:generator>
  </office:meta>
</office:document-meta>
</file>